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Group.setConfigurationDirectory( File _configuration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Group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Group.getConfigur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roup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roup.FileGroup( ItemManager itemManager , Logger logger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Group.sa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Group.FileGroup( ItemManager item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Group.ge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Group.creat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